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fo:font-size="18pt" fo:font-weight="bold" officeooo:rsid="001b7c40" officeooo:paragraph-rsid="001b7c40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font-size="13pt" style:text-underline-style="solid" style:text-underline-width="auto" style:text-underline-color="font-color" fo:font-weight="bold" officeooo:rsid="001b7c40" officeooo:paragraph-rsid="001b7c40" style:font-size-asian="11.3500003814697pt" style:font-weight-asian="bold" style:font-size-complex="13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00"/>
    </style:style>
    <style:style style:name="P6" style:family="paragraph">
      <loext:graphic-properties draw:fill-color="#006600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textarea-horizontal-align="justify" draw:textarea-vertical-align="middle" draw:auto-grow-height="false" fo:min-height="2.275cm" fo:min-width="4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93cm" fo:min-width="2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86cm" fo:min-width="2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8cm" fo:min-width="2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219cm" fo:min-width="2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219cm" fo:min-width="1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312cm" fo:min-width="2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254cm" fo:min-width="2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254cm" fo:min-width="2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312cm" fo:min-width="2.1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18cm" fo:min-width="1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006600" draw:textarea-horizontal-align="justify" draw:textarea-vertical-align="middle" draw:auto-grow-height="false" fo:min-height="0.993cm" fo:min-width="1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006600" draw:textarea-horizontal-align="justify" draw:textarea-vertical-align="middle" draw:auto-grow-height="false" fo:min-height="0.9cm" fo:min-width="1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tracked-changes>
        <text:changed-region xml:id="ct50887536" text:id="ct50887536">
          <text:insertion>
            <office:change-info>
              <dc:creator>Unknown Author</dc:creator>
              <dc:date>2018-03-22T09:23:00</dc:date>
            </office:change-info>
          </text:insertion>
        </text:changed-region>
        <text:changed-region xml:id="ct50778672" text:id="ct50778672">
          <text:insertion>
            <office:change-info>
              <dc:creator>Unknown Author</dc:creator>
              <dc:date>2018-03-22T09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50887536"/><text:s text:c="36"/>E R -DIA<text:span text:style-name="T1">GRAM <text:s text:c="41"/></text:span><text:change-end text:change-id="ct50887536"/><text:change-start text:change-id="ct50778672"/><text:span text:style-name="T1"><text:s text:c="5"/></text:span></text:p>
      <text:p text:style-name="P2"><draw:custom-shape text:anchor-type="paragraph" draw:z-index="0" draw:name="Shape1" draw:style-name="gr1" draw:text-style-name="P3" svg:width="4.287cm" svg:height="2.276cm" svg:x="6.357cm" svg:y="5.209cm"><text:p><text:span text:style-name="T2"><text:s text:c="10"/></text:span><text:span text:style-name="T3">USERS</text:span></text:p><draw:enhanced-geometry svg:viewBox="0 0 21600 21600" draw:type="rectangle" draw:enhanced-path="M 0 0 L 21600 0 21600 21600 0 21600 0 0 Z N"/></draw:custom-shape><draw:custom-shape text:anchor-type="paragraph" draw:z-index="2" draw:name="Shape2" draw:style-name="gr3" svg:width="2.964cm" svg:height="1.959cm" svg:x="2.653cm" svg:y="1.928cm"><text:p>edu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4" svg:width="3.017cm" svg:height="1.668cm" svg:x="6.886cm" svg:y="1.002cm"><text:p><text:s text:c="6"/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4" draw:style-name="gr5" svg:width="3.017cm" svg:height="1.721cm" svg:x="12.628cm" svg:y="3.78cm"><text:p><text:s text:c="2"/>last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5" draw:style-name="gr6" svg:width="2.805cm" svg:height="1.721cm" svg:x="1.859cm" svg:y="9.257cm"><text:p><text:s text:c="4"/>gend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6" draw:style-name="gr7" svg:width="3.043cm" svg:height="1.853cm" svg:x="1.065cm" svg:y="4.283cm"><text:p><text:s text:c="3"/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7" draw:style-name="gr8" svg:width="3.123cm" svg:height="1.773cm" svg:x="5.907cm" svg:y="9.998cm"><text:p><text:s text:c="3"/>lo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8" draw:style-name="gr9" svg:width="3.096cm" svg:height="1.773cm" svg:x="10.379cm" svg:y="9.601cm"><text:p><text:s text:c="7"/>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9" draw:style-name="gr10" svg:width="2.991cm" svg:height="1.853cm" svg:x="12.416cm" svg:y="6.823cm"><text:p><text:s text:c="6"/>e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svg:width="3.096cm" svg:height="1.826cm" svg:x="10.855cm" svg:y="1.531cm"><text:p><text:s text:c="2"/>first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0" draw:style-name="gr11" svg:width="2.779cm" svg:height="1.668cm" svg:x="0.695cm" svg:y="6.77cm"><text:p><text:s text:c="3"/>skil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11" draw:style-name="gr12" draw:text-style-name="P4" svg:x1="7.653cm" svg:y1="2.669cm" svg:x2="7.627cm" svg:y2="5.209cm"><text:p/></draw:line><draw:line text:anchor-type="paragraph" draw:z-index="12" draw:name="Shape12" draw:style-name="gr12" draw:text-style-name="P4" svg:x1="10.511cm" svg:y1="5.209cm" svg:x2="11.411cm" svg:y2="3.198cm"><text:p/></draw:line><draw:line text:anchor-type="paragraph" draw:z-index="13" draw:name="Shape13" draw:style-name="gr12" draw:text-style-name="P4" svg:x1="10.643cm" svg:y1="6.082cm" svg:x2="12.918cm" svg:y2="5.129cm"><text:p/></draw:line><draw:line text:anchor-type="paragraph" draw:z-index="14" draw:name="Shape14" draw:style-name="gr12" draw:text-style-name="P4" svg:x1="10.643cm" svg:y1="7.22cm" svg:x2="12.548cm" svg:y2="7.379cm"><text:p/></draw:line><draw:line text:anchor-type="paragraph" draw:z-index="15" draw:name="Shape15" draw:style-name="gr12" draw:text-style-name="P4" svg:x1="9.929cm" svg:y1="7.484cm" svg:x2="11.331cm" svg:y2="9.601cm"><text:p/></draw:line><draw:line text:anchor-type="paragraph" draw:z-index="16" draw:name="Shape16" draw:style-name="gr12" draw:text-style-name="P4" svg:x1="8.129cm" svg:y1="7.484cm" svg:x2="7.468cm" svg:y2="9.998cm"><text:p/></draw:line><draw:line text:anchor-type="paragraph" draw:z-index="17" draw:name="Shape17" draw:style-name="gr12" draw:text-style-name="P4" svg:x1="6.357cm" svg:y1="7.484cm" svg:x2="4.505cm" svg:y2="9.627cm"><text:p/></draw:line><draw:line text:anchor-type="paragraph" draw:z-index="18" draw:name="Shape18" draw:style-name="gr12" draw:text-style-name="P4" svg:x1="6.357cm" svg:y1="6.585cm" svg:x2="3.473cm" svg:y2="7.379cm"><text:p/></draw:line><draw:line text:anchor-type="paragraph" draw:z-index="19" draw:name="Shape19" draw:style-name="gr12" draw:text-style-name="P4" svg:x1="6.357cm" svg:y1="5.791cm" svg:x2="4.108cm" svg:y2="5.368cm"><text:p/></draw:line><draw:line text:anchor-type="paragraph" draw:z-index="20" draw:name="Shape20" draw:style-name="gr12" draw:text-style-name="P4" svg:x1="6.357cm" svg:y1="5.209cm" svg:x2="5.246cm" svg:y2="3.621cm"><text:p/></draw:line><draw:custom-shape text:anchor-type="paragraph" draw:z-index="21" draw:name="Shape21" draw:style-name="gr13" draw:text-style-name="P5" svg:width="2.541cm" svg:height="1.403cm" svg:x="0.219cm" svg:y="12.379cm"><text:p><text:s text:c="3"/>ma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22" draw:style-name="gr14" draw:text-style-name="P5" svg:width="2.461cm" svg:height="1.271cm" svg:x="3.87cm" svg:y="12.776cm"><text:p><text:s text:c="3"/>fema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Shape23" draw:style-name="gr15" draw:text-style-name="P6" svg:x1="2.441cm" svg:y1="10.977cm" svg:x2="1.78cm" svg:y2="12.379cm"><text:p/></draw:line><draw:line text:anchor-type="paragraph" draw:z-index="24" draw:name="Shape24" draw:style-name="gr15" draw:text-style-name="P6" svg:x1="3.394cm" svg:y1="10.977cm" svg:x2="4.77cm" svg:y2="12.776cm"><text:p/></draw:line><draw:line text:anchor-type="paragraph" draw:z-index="25" draw:name="Shape25" draw:style-name="gr15" draw:text-style-name="P6" svg:x1="2.441cm" svg:y1="10.844cm" svg:x2="2.441cm" svg:y2="10.976cm"><text:p/></draw:line><text:change-end text:change-id="ct507786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9:22:14.196992636</meta:creation-date>
    <dc:date>2018-03-22T09:46:40.934545021</dc:date>
    <meta:editing-duration>PT14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95" meta:non-whitespace-character-count="10"/>
  </office:meta>
</office:document-meta>
</file>